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nk5_threads_4" table:style-name="ta1">
        <table:shapes>
          <draw:frame draw:z-index="0" draw:style-name="gr1" draw:text-style-name="P1" svg:width="716.26pt" svg:height="383.24pt" svg:x="14.06pt" svg:y="1813.07pt">
            <draw:object draw:notify-on-update-of-ranges="nk5_threads_4.A2:nk5_threads_4.A101 nk5_threads_4.B2:nk5_threads_4.B10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802.86pt" svg:height="376.47pt" svg:x="884.72pt" svg:y="1915.48pt">
            <draw:object draw:notify-on-update-of-ranges="nk5_threads_4.A2:nk5_threads_4.A101 nk5_threads_4.D2:nk5_threads_4.D10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60.87pt" svg:height="375.73pt" svg:x="555.53pt" svg:y="1688.09pt">
            <draw:object draw:notify-on-update-of-ranges="nk5_threads_4.A2:nk5_threads_4.A101 nk5_threads_4.D2:nk5_threads_4.D101 nk5_threads_4.A2:nk5_threads_4.A101 nk5_threads_4.B2:nk5_threads_4.B10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44.49pt" svg:height="286.87pt" svg:x="24.94pt" svg:y="1482.55pt">
            <draw:object draw:notify-on-update-of-ranges="nk5_threads_4.A2:nk5_threads_4.A101 nk5_threads_4.B2:nk5_threads_4.B10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N </text:p>
          </table:table-cell>
          <table:table-cell office:value-type="string" calcext:value-type="string">
            <text:p>coef_nk4</text:p>
          </table:table-cell>
          <table:table-cell/>
          <table:table-cell office:value-type="string" calcext:value-type="string">
            <text:p>coef_nk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24786" calcext:value-type="float">
            <text:p>1.24786</text:p>
          </table:table-cell>
          <table:table-cell/>
          <table:table-cell office:value-type="float" office:value="1.59676" calcext:value-type="float">
            <text:p>1.596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381" calcext:value-type="float">
            <text:p>2.381</text:p>
          </table:table-cell>
          <table:table-cell/>
          <table:table-cell office:value-type="float" office:value="2.16924" calcext:value-type="float">
            <text:p>2.169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28234" calcext:value-type="float">
            <text:p>2.28234</text:p>
          </table:table-cell>
          <table:table-cell/>
          <table:table-cell office:value-type="float" office:value="2.49114" calcext:value-type="float">
            <text:p>2.491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.71727" calcext:value-type="float">
            <text:p>2.71727</text:p>
          </table:table-cell>
          <table:table-cell/>
          <table:table-cell office:value-type="float" office:value="3.50581" calcext:value-type="float">
            <text:p>3.5058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89683" calcext:value-type="float">
            <text:p>2.89683</text:p>
          </table:table-cell>
          <table:table-cell/>
          <table:table-cell office:value-type="float" office:value="3.04406" calcext:value-type="float">
            <text:p>3.0440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.07056" calcext:value-type="float">
            <text:p>3.07056</text:p>
          </table:table-cell>
          <table:table-cell/>
          <table:table-cell office:value-type="float" office:value="3.09035" calcext:value-type="float">
            <text:p>3.0903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.52825" calcext:value-type="float">
            <text:p>3.52825</text:p>
          </table:table-cell>
          <table:table-cell/>
          <table:table-cell office:value-type="float" office:value="3.08024" calcext:value-type="float">
            <text:p>3.0802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.15864" calcext:value-type="float">
            <text:p>3.15864</text:p>
          </table:table-cell>
          <table:table-cell/>
          <table:table-cell office:value-type="float" office:value="3.28251" calcext:value-type="float">
            <text:p>3.2825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.91344" calcext:value-type="float">
            <text:p>2.91344</text:p>
          </table:table-cell>
          <table:table-cell/>
          <table:table-cell office:value-type="float" office:value="3.21147" calcext:value-type="float">
            <text:p>3.2114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11179" calcext:value-type="float">
            <text:p>3.11179</text:p>
          </table:table-cell>
          <table:table-cell/>
          <table:table-cell office:value-type="float" office:value="3.02464" calcext:value-type="float">
            <text:p>3.0246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.97725" calcext:value-type="float">
            <text:p>2.97725</text:p>
          </table:table-cell>
          <table:table-cell/>
          <table:table-cell office:value-type="float" office:value="2.61396" calcext:value-type="float">
            <text:p>2.6139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.4536" calcext:value-type="float">
            <text:p>2.4536</text:p>
          </table:table-cell>
          <table:table-cell/>
          <table:table-cell office:value-type="float" office:value="3.15489" calcext:value-type="float">
            <text:p>3.1548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.83676" calcext:value-type="float">
            <text:p>2.83676</text:p>
          </table:table-cell>
          <table:table-cell/>
          <table:table-cell office:value-type="float" office:value="3.29489" calcext:value-type="float">
            <text:p>3.2948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.18584" calcext:value-type="float">
            <text:p>3.18584</text:p>
          </table:table-cell>
          <table:table-cell/>
          <table:table-cell office:value-type="float" office:value="3.20217" calcext:value-type="float">
            <text:p>3.2021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.57987" calcext:value-type="float">
            <text:p>3.57987</text:p>
          </table:table-cell>
          <table:table-cell/>
          <table:table-cell office:value-type="float" office:value="3.287" calcext:value-type="float">
            <text:p>3.28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.27568" calcext:value-type="float">
            <text:p>3.27568</text:p>
          </table:table-cell>
          <table:table-cell/>
          <table:table-cell office:value-type="float" office:value="3.45803" calcext:value-type="float">
            <text:p>3.4580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.30387" calcext:value-type="float">
            <text:p>3.30387</text:p>
          </table:table-cell>
          <table:table-cell/>
          <table:table-cell office:value-type="float" office:value="2.48741" calcext:value-type="float">
            <text:p>2.4874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.48144" calcext:value-type="float">
            <text:p>2.48144</text:p>
          </table:table-cell>
          <table:table-cell/>
          <table:table-cell office:value-type="float" office:value="2.4621" calcext:value-type="float">
            <text:p>2.462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.63517" calcext:value-type="float">
            <text:p>2.63517</text:p>
          </table:table-cell>
          <table:table-cell/>
          <table:table-cell office:value-type="float" office:value="2.46894" calcext:value-type="float">
            <text:p>2.4689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.62635" calcext:value-type="float">
            <text:p>2.62635</text:p>
          </table:table-cell>
          <table:table-cell/>
          <table:table-cell office:value-type="float" office:value="2.46581" calcext:value-type="float">
            <text:p>2.4658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.60303" calcext:value-type="float">
            <text:p>2.60303</text:p>
          </table:table-cell>
          <table:table-cell/>
          <table:table-cell office:value-type="float" office:value="2.46526" calcext:value-type="float">
            <text:p>2.4652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.5983" calcext:value-type="float">
            <text:p>2.5983</text:p>
          </table:table-cell>
          <table:table-cell/>
          <table:table-cell office:value-type="float" office:value="2.5079" calcext:value-type="float">
            <text:p>2.507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.5278" calcext:value-type="float">
            <text:p>2.5278</text:p>
          </table:table-cell>
          <table:table-cell/>
          <table:table-cell office:value-type="float" office:value="2.50244" calcext:value-type="float">
            <text:p>2.5024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.59157" calcext:value-type="float">
            <text:p>2.59157</text:p>
          </table:table-cell>
          <table:table-cell/>
          <table:table-cell office:value-type="float" office:value="2.46908" calcext:value-type="float">
            <text:p>2.4690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.50679" calcext:value-type="float">
            <text:p>2.50679</text:p>
          </table:table-cell>
          <table:table-cell/>
          <table:table-cell office:value-type="float" office:value="2.55768" calcext:value-type="float">
            <text:p>2.5576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.50292" calcext:value-type="float">
            <text:p>2.50292</text:p>
          </table:table-cell>
          <table:table-cell/>
          <table:table-cell office:value-type="float" office:value="2.58371" calcext:value-type="float">
            <text:p>2.5837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.50158" calcext:value-type="float">
            <text:p>2.50158</text:p>
          </table:table-cell>
          <table:table-cell/>
          <table:table-cell office:value-type="float" office:value="2.5111" calcext:value-type="float">
            <text:p>2.511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.56958" calcext:value-type="float">
            <text:p>2.56958</text:p>
          </table:table-cell>
          <table:table-cell/>
          <table:table-cell office:value-type="float" office:value="2.39463" calcext:value-type="float">
            <text:p>2.3946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.5335" calcext:value-type="float">
            <text:p>2.5335</text:p>
          </table:table-cell>
          <table:table-cell/>
          <table:table-cell office:value-type="float" office:value="2.55032" calcext:value-type="float">
            <text:p>2.5503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.40505" calcext:value-type="float">
            <text:p>2.40505</text:p>
          </table:table-cell>
          <table:table-cell/>
          <table:table-cell office:value-type="float" office:value="2.53341" calcext:value-type="float">
            <text:p>2.5334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.60264" calcext:value-type="float">
            <text:p>2.60264</text:p>
          </table:table-cell>
          <table:table-cell/>
          <table:table-cell office:value-type="float" office:value="2.67195" calcext:value-type="float">
            <text:p>2.6719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.60065" calcext:value-type="float">
            <text:p>2.60065</text:p>
          </table:table-cell>
          <table:table-cell/>
          <table:table-cell office:value-type="float" office:value="2.66647" calcext:value-type="float">
            <text:p>2.6664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.7217" calcext:value-type="float">
            <text:p>2.7217</text:p>
          </table:table-cell>
          <table:table-cell/>
          <table:table-cell office:value-type="float" office:value="2.6633" calcext:value-type="float">
            <text:p>2.663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.57627" calcext:value-type="float">
            <text:p>2.57627</text:p>
          </table:table-cell>
          <table:table-cell/>
          <table:table-cell office:value-type="float" office:value="2.58923" calcext:value-type="float">
            <text:p>2.5892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.6796" calcext:value-type="float">
            <text:p>2.6796</text:p>
          </table:table-cell>
          <table:table-cell/>
          <table:table-cell office:value-type="float" office:value="2.72692" calcext:value-type="float">
            <text:p>2.7269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.44287" calcext:value-type="float">
            <text:p>3.44287</text:p>
          </table:table-cell>
          <table:table-cell/>
          <table:table-cell office:value-type="float" office:value="3.11676" calcext:value-type="float">
            <text:p>3.11676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.4763" calcext:value-type="float">
            <text:p>3.4763</text:p>
          </table:table-cell>
          <table:table-cell/>
          <table:table-cell office:value-type="float" office:value="3.52463" calcext:value-type="float">
            <text:p>3.52463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.5163" calcext:value-type="float">
            <text:p>3.5163</text:p>
          </table:table-cell>
          <table:table-cell/>
          <table:table-cell office:value-type="float" office:value="3.53086" calcext:value-type="float">
            <text:p>3.53086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.94788" calcext:value-type="float">
            <text:p>2.94788</text:p>
          </table:table-cell>
          <table:table-cell/>
          <table:table-cell office:value-type="float" office:value="3.26911" calcext:value-type="float">
            <text:p>3.2691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.37492" calcext:value-type="float">
            <text:p>3.37492</text:p>
          </table:table-cell>
          <table:table-cell/>
          <table:table-cell office:value-type="float" office:value="2.57334" calcext:value-type="float">
            <text:p>2.5733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.60212" calcext:value-type="float">
            <text:p>2.60212</text:p>
          </table:table-cell>
          <table:table-cell/>
          <table:table-cell office:value-type="float" office:value="2.57617" calcext:value-type="float">
            <text:p>2.57617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.59477" calcext:value-type="float">
            <text:p>2.59477</text:p>
          </table:table-cell>
          <table:table-cell/>
          <table:table-cell office:value-type="float" office:value="2.58115" calcext:value-type="float">
            <text:p>2.5811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.604" calcext:value-type="float">
            <text:p>2.604</text:p>
          </table:table-cell>
          <table:table-cell/>
          <table:table-cell office:value-type="float" office:value="2.54062" calcext:value-type="float">
            <text:p>2.5406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.57278" calcext:value-type="float">
            <text:p>2.57278</text:p>
          </table:table-cell>
          <table:table-cell/>
          <table:table-cell office:value-type="float" office:value="2.55203" calcext:value-type="float">
            <text:p>2.5520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.60261" calcext:value-type="float">
            <text:p>2.60261</text:p>
          </table:table-cell>
          <table:table-cell/>
          <table:table-cell office:value-type="float" office:value="2.62396" calcext:value-type="float">
            <text:p>2.62396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.57057" calcext:value-type="float">
            <text:p>2.57057</text:p>
          </table:table-cell>
          <table:table-cell/>
          <table:table-cell office:value-type="float" office:value="2.51933" calcext:value-type="float">
            <text:p>2.51933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.51296" calcext:value-type="float">
            <text:p>2.51296</text:p>
          </table:table-cell>
          <table:table-cell/>
          <table:table-cell office:value-type="float" office:value="2.49993" calcext:value-type="float">
            <text:p>2.4999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.46822" calcext:value-type="float">
            <text:p>2.46822</text:p>
          </table:table-cell>
          <table:table-cell/>
          <table:table-cell office:value-type="float" office:value="2.49859" calcext:value-type="float">
            <text:p>2.4985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.57961" calcext:value-type="float">
            <text:p>2.57961</text:p>
          </table:table-cell>
          <table:table-cell/>
          <table:table-cell office:value-type="float" office:value="2.55303" calcext:value-type="float">
            <text:p>2.5530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.59749" calcext:value-type="float">
            <text:p>2.59749</text:p>
          </table:table-cell>
          <table:table-cell/>
          <table:table-cell office:value-type="float" office:value="2.54158" calcext:value-type="float">
            <text:p>2.54158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.54662" calcext:value-type="float">
            <text:p>2.54662</text:p>
          </table:table-cell>
          <table:table-cell/>
          <table:table-cell office:value-type="float" office:value="2.50748" calcext:value-type="float">
            <text:p>2.50748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.52355" calcext:value-type="float">
            <text:p>2.52355</text:p>
          </table:table-cell>
          <table:table-cell/>
          <table:table-cell office:value-type="float" office:value="2.54352" calcext:value-type="float">
            <text:p>2.54352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.55811" calcext:value-type="float">
            <text:p>2.55811</text:p>
          </table:table-cell>
          <table:table-cell/>
          <table:table-cell office:value-type="float" office:value="2.53845" calcext:value-type="float">
            <text:p>2.53845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.45476" calcext:value-type="float">
            <text:p>2.45476</text:p>
          </table:table-cell>
          <table:table-cell/>
          <table:table-cell office:value-type="float" office:value="2.53375" calcext:value-type="float">
            <text:p>2.5337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.59032" calcext:value-type="float">
            <text:p>2.59032</text:p>
          </table:table-cell>
          <table:table-cell/>
          <table:table-cell office:value-type="float" office:value="2.45642" calcext:value-type="float">
            <text:p>2.45642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.41948" calcext:value-type="float">
            <text:p>2.41948</text:p>
          </table:table-cell>
          <table:table-cell/>
          <table:table-cell office:value-type="float" office:value="2.55799" calcext:value-type="float">
            <text:p>2.55799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.61176" calcext:value-type="float">
            <text:p>2.61176</text:p>
          </table:table-cell>
          <table:table-cell/>
          <table:table-cell office:value-type="float" office:value="2.54772" calcext:value-type="float">
            <text:p>2.54772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.57641" calcext:value-type="float">
            <text:p>2.57641</text:p>
          </table:table-cell>
          <table:table-cell/>
          <table:table-cell office:value-type="float" office:value="2.56715" calcext:value-type="float">
            <text:p>2.56715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.53881" calcext:value-type="float">
            <text:p>2.53881</text:p>
          </table:table-cell>
          <table:table-cell/>
          <table:table-cell office:value-type="float" office:value="2.55425" calcext:value-type="float">
            <text:p>2.5542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.59202" calcext:value-type="float">
            <text:p>2.59202</text:p>
          </table:table-cell>
          <table:table-cell/>
          <table:table-cell office:value-type="float" office:value="2.60997" calcext:value-type="float">
            <text:p>2.60997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.58872" calcext:value-type="float">
            <text:p>2.58872</text:p>
          </table:table-cell>
          <table:table-cell/>
          <table:table-cell office:value-type="float" office:value="2.54909" calcext:value-type="float">
            <text:p>2.54909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.58368" calcext:value-type="float">
            <text:p>2.58368</text:p>
          </table:table-cell>
          <table:table-cell/>
          <table:table-cell office:value-type="float" office:value="2.58109" calcext:value-type="float">
            <text:p>2.58109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.5659" calcext:value-type="float">
            <text:p>2.5659</text:p>
          </table:table-cell>
          <table:table-cell/>
          <table:table-cell office:value-type="float" office:value="2.55759" calcext:value-type="float">
            <text:p>2.55759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.56723" calcext:value-type="float">
            <text:p>2.56723</text:p>
          </table:table-cell>
          <table:table-cell/>
          <table:table-cell office:value-type="float" office:value="2.57335" calcext:value-type="float">
            <text:p>2.5733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.51603" calcext:value-type="float">
            <text:p>2.51603</text:p>
          </table:table-cell>
          <table:table-cell/>
          <table:table-cell office:value-type="float" office:value="2.5643" calcext:value-type="float">
            <text:p>2.5643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.52874" calcext:value-type="float">
            <text:p>2.52874</text:p>
          </table:table-cell>
          <table:table-cell/>
          <table:table-cell office:value-type="float" office:value="2.55153" calcext:value-type="float">
            <text:p>2.55153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.22386" calcext:value-type="float">
            <text:p>2.22386</text:p>
          </table:table-cell>
          <table:table-cell/>
          <table:table-cell office:value-type="float" office:value="2.51671" calcext:value-type="float">
            <text:p>2.51671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.54902" calcext:value-type="float">
            <text:p>2.54902</text:p>
          </table:table-cell>
          <table:table-cell/>
          <table:table-cell office:value-type="float" office:value="2.51001" calcext:value-type="float">
            <text:p>2.51001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.56277" calcext:value-type="float">
            <text:p>2.56277</text:p>
          </table:table-cell>
          <table:table-cell/>
          <table:table-cell office:value-type="float" office:value="3.2844" calcext:value-type="float">
            <text:p>3.284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.46059" calcext:value-type="float">
            <text:p>3.46059</text:p>
          </table:table-cell>
          <table:table-cell/>
          <table:table-cell office:value-type="float" office:value="3.2981" calcext:value-type="float">
            <text:p>3.2981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3.46781" calcext:value-type="float">
            <text:p>3.46781</text:p>
          </table:table-cell>
          <table:table-cell/>
          <table:table-cell office:value-type="float" office:value="3.27892" calcext:value-type="float">
            <text:p>3.27892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3.46373" calcext:value-type="float">
            <text:p>3.46373</text:p>
          </table:table-cell>
          <table:table-cell/>
          <table:table-cell office:value-type="float" office:value="3.25926" calcext:value-type="float">
            <text:p>3.25926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3.52774" calcext:value-type="float">
            <text:p>3.52774</text:p>
          </table:table-cell>
          <table:table-cell/>
          <table:table-cell office:value-type="float" office:value="3.37003" calcext:value-type="float">
            <text:p>3.37003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3.48154" calcext:value-type="float">
            <text:p>3.48154</text:p>
          </table:table-cell>
          <table:table-cell/>
          <table:table-cell office:value-type="float" office:value="3.49667" calcext:value-type="float">
            <text:p>3.49667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.31839" calcext:value-type="float">
            <text:p>3.31839</text:p>
          </table:table-cell>
          <table:table-cell/>
          <table:table-cell office:value-type="float" office:value="3.39766" calcext:value-type="float">
            <text:p>3.39766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3.42584" calcext:value-type="float">
            <text:p>3.42584</text:p>
          </table:table-cell>
          <table:table-cell/>
          <table:table-cell office:value-type="float" office:value="3.35591" calcext:value-type="float">
            <text:p>3.35591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3.49415" calcext:value-type="float">
            <text:p>3.49415</text:p>
          </table:table-cell>
          <table:table-cell/>
          <table:table-cell office:value-type="float" office:value="3.35717" calcext:value-type="float">
            <text:p>3.35717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3.38806" calcext:value-type="float">
            <text:p>3.38806</text:p>
          </table:table-cell>
          <table:table-cell/>
          <table:table-cell office:value-type="float" office:value="3.47054" calcext:value-type="float">
            <text:p>3.47054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3.45056" calcext:value-type="float">
            <text:p>3.45056</text:p>
          </table:table-cell>
          <table:table-cell/>
          <table:table-cell office:value-type="float" office:value="3.30069" calcext:value-type="float">
            <text:p>3.3006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.50092" calcext:value-type="float">
            <text:p>3.50092</text:p>
          </table:table-cell>
          <table:table-cell/>
          <table:table-cell office:value-type="float" office:value="3.33055" calcext:value-type="float">
            <text:p>3.33055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3.34966" calcext:value-type="float">
            <text:p>3.34966</text:p>
          </table:table-cell>
          <table:table-cell/>
          <table:table-cell office:value-type="float" office:value="3.39446" calcext:value-type="float">
            <text:p>3.39446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.80961" calcext:value-type="float">
            <text:p>2.80961</text:p>
          </table:table-cell>
          <table:table-cell/>
          <table:table-cell office:value-type="float" office:value="2.76729" calcext:value-type="float">
            <text:p>2.76729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2.80009" calcext:value-type="float">
            <text:p>2.80009</text:p>
          </table:table-cell>
          <table:table-cell/>
          <table:table-cell office:value-type="float" office:value="3.35761" calcext:value-type="float">
            <text:p>3.35761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3.41096" calcext:value-type="float">
            <text:p>3.41096</text:p>
          </table:table-cell>
          <table:table-cell/>
          <table:table-cell office:value-type="float" office:value="2.53217" calcext:value-type="float">
            <text:p>2.53217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.57922" calcext:value-type="float">
            <text:p>2.57922</text:p>
          </table:table-cell>
          <table:table-cell/>
          <table:table-cell office:value-type="float" office:value="2.53188" calcext:value-type="float">
            <text:p>2.53188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.57993" calcext:value-type="float">
            <text:p>2.57993</text:p>
          </table:table-cell>
          <table:table-cell/>
          <table:table-cell office:value-type="float" office:value="2.53984" calcext:value-type="float">
            <text:p>2.53984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2.57061" calcext:value-type="float">
            <text:p>2.57061</text:p>
          </table:table-cell>
          <table:table-cell/>
          <table:table-cell office:value-type="float" office:value="2.53234" calcext:value-type="float">
            <text:p>2.53234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2.53956" calcext:value-type="float">
            <text:p>2.53956</text:p>
          </table:table-cell>
          <table:table-cell/>
          <table:table-cell office:value-type="float" office:value="2.53085" calcext:value-type="float">
            <text:p>2.53085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3.36781" calcext:value-type="float">
            <text:p>3.36781</text:p>
          </table:table-cell>
          <table:table-cell/>
          <table:table-cell office:value-type="float" office:value="2.65032" calcext:value-type="float">
            <text:p>2.6503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.62622" calcext:value-type="float">
            <text:p>2.62622</text:p>
          </table:table-cell>
          <table:table-cell/>
          <table:table-cell office:value-type="float" office:value="3.30432" calcext:value-type="float">
            <text:p>3.30432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3.41884" calcext:value-type="float">
            <text:p>3.41884</text:p>
          </table:table-cell>
          <table:table-cell/>
          <table:table-cell office:value-type="float" office:value="3.18587" calcext:value-type="float">
            <text:p>3.18587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3.50202" calcext:value-type="float">
            <text:p>3.50202</text:p>
          </table:table-cell>
          <table:table-cell/>
          <table:table-cell office:value-type="float" office:value="3.27762" calcext:value-type="float">
            <text:p>3.27762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3.42806" calcext:value-type="float">
            <text:p>3.42806</text:p>
          </table:table-cell>
          <table:table-cell/>
          <table:table-cell office:value-type="float" office:value="3.34803" calcext:value-type="float">
            <text:p>3.34803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3.41602" calcext:value-type="float">
            <text:p>3.41602</text:p>
          </table:table-cell>
          <table:table-cell/>
          <table:table-cell office:value-type="float" office:value="3.34687" calcext:value-type="float">
            <text:p>3.3468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3.36965" calcext:value-type="float">
            <text:p>3.36965</text:p>
          </table:table-cell>
          <table:table-cell/>
          <table:table-cell office:value-type="float" office:value="3.32566" calcext:value-type="float">
            <text:p>3.32566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3.33969" calcext:value-type="float">
            <text:p>3.33969</text:p>
          </table:table-cell>
          <table:table-cell/>
          <table:table-cell office:value-type="float" office:value="3.43585" calcext:value-type="float">
            <text:p>3.43585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3.36712" calcext:value-type="float">
            <text:p>3.36712</text:p>
          </table:table-cell>
          <table:table-cell/>
          <table:table-cell office:value-type="float" office:value="3.37831" calcext:value-type="float">
            <text:p>3.37831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3.4011" calcext:value-type="float">
            <text:p>3.4011</text:p>
          </table:table-cell>
          <table:table-cell/>
          <table:table-cell office:value-type="float" office:value="3.33624" calcext:value-type="float">
            <text:p>3.33624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3.41416" calcext:value-type="float">
            <text:p>3.41416</text:p>
          </table:table-cell>
          <table:table-cell/>
          <table:table-cell office:value-type="float" office:value="3.34812" calcext:value-type="float">
            <text:p>3.3481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.38306" calcext:value-type="float">
            <text:p>3.38306</text:p>
          </table:table-cell>
          <table:table-cell/>
          <table:table-cell office:value-type="float" office:value="3.32098" calcext:value-type="float">
            <text:p>3.320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6">00/00/0000</text:date>, <text:time style:data-style-name="N2" text:time-value="10:32:26.3892655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26T10:37:52.101866679</dc:date>
    <meta:editing-duration>PT15H24M41S</meta:editing-duration>
    <meta:editing-cycles>3</meta:editing-cycles>
    <meta:generator>LibreOffice/4.4.2.2$Linux_X86_64 LibreOffice_project/40m0$Build-2</meta:generator>
    <meta:document-statistic meta:table-count="1" meta:cell-count="30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000" chart:interval-major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" chart:origin="0" chart:interval-major="0.2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269cm" svg:height="13.521cm" xlink:href=".." xlink:type="simple" chart:class="chart:scatter" chart:style-name="ch1">
        <chart:title svg:x="9.31cm" svg:y="0.406cm" chart:style-name="ch2">
          <text:p>График коэффициента при n=4</text:p>
        </chart:title>
        <chart:subtitle svg:x="10.619cm" svg:y="1.481cm" chart:style-name="ch3">
          <text:p>Количество потоков 4</text:p>
        </chart:subtitle>
        <chart:plot-area chart:style-name="ch4" table:cell-range-address="nk5_threads_4.A2:nk5_threads_4.B101" svg:x="1.516cm" svg:y="2.46cm" svg:width="23.248cm" svg:height="9.81cm">
          <chartooo:coordinate-region svg:x="2.243cm" svg:y="2.659cm" svg:width="22.149cm" svg:height="8.964cm"/>
          <chart:axis chart:dimension="x" chart:name="primary-x" chart:style-name="ch5">
            <chart:title svg:x="12.964cm" svg:y="12.54cm" chart:style-name="ch6">
              <text:p>N</text:p>
            </chart:title>
          </chart:axis>
          <chart:axis chart:dimension="y" chart:name="primary-y" chart:style-name="ch7">
            <chart:title svg:x="0.451cm" svg:y="8.494cm" chart:style-name="ch8">
              <text:p>Коэффициент</text:p>
            </chart:title>
            <chart:grid chart:style-name="ch9" chart:class="major"/>
          </chart:axis>
          <chart:series chart:style-name="ch10" chart:values-cell-range-address="nk5_threads_4.B2:nk5_threads_4.B101" chart:class="chart:scatter">
            <chart:domain table:cell-range-address="nk5_threads_4.A2:nk5_threads_4.A101"/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nk5_threads_4.A2:nk5_threads_4.A101</svg:desc>
                </draw:g>
              </table:table-cell>
              <table:table-cell office:value-type="float" office:value="1.24786">
                <text:p>1.24786</text:p>
                <draw:g>
                  <svg:desc>nk5_threads_4.B2:nk5_threads_4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.381">
                <text:p>2.3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2.28234">
                <text:p>2.282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2.71727">
                <text:p>2.717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.89683">
                <text:p>2.896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3.07056">
                <text:p>3.070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3.52825">
                <text:p>3.528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3.15864">
                <text:p>3.158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2.91344">
                <text:p>2.913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3.11179">
                <text:p>3.111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2.97725">
                <text:p>2.977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2.4536">
                <text:p>2.45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2.83676">
                <text:p>2.836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3.18584">
                <text:p>3.185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3.57987">
                <text:p>3.579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3.27568">
                <text:p>3.275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3.30387">
                <text:p>3.303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2.48144">
                <text:p>2.481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2.63517">
                <text:p>2.635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2.62635">
                <text:p>2.626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2.60303">
                <text:p>2.603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2.5983">
                <text:p>2.59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2.5278">
                <text:p>2.52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2.59157">
                <text:p>2.591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2.50679">
                <text:p>2.506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2.50292">
                <text:p>2.502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2.50158">
                <text:p>2.501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2.56958">
                <text:p>2.569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2.5335">
                <text:p>2.53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2.40505">
                <text:p>2.405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2.60264">
                <text:p>2.602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2.60065">
                <text:p>2.600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2.7217">
                <text:p>2.72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2.57627">
                <text:p>2.576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2.6796">
                <text:p>2.67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3.44287">
                <text:p>3.442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3.4763">
                <text:p>3.47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3.5163">
                <text:p>3.51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2.94788">
                <text:p>2.947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3.37492">
                <text:p>3.374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2.60212">
                <text:p>2.602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2.59477">
                <text:p>2.594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2.604">
                <text:p>2.6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2.57278">
                <text:p>2.572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2.60261">
                <text:p>2.602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2.57057">
                <text:p>2.570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2.51296">
                <text:p>2.512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2.46822">
                <text:p>2.468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2.57961">
                <text:p>2.579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2.59749">
                <text:p>2.597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2.54662">
                <text:p>2.546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2.52355">
                <text:p>2.523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2.55811">
                <text:p>2.558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2.45476">
                <text:p>2.454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2.59032">
                <text:p>2.590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2.41948">
                <text:p>2.419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2.61176">
                <text:p>2.611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2.57641">
                <text:p>2.576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2.53881">
                <text:p>2.538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2.59202">
                <text:p>2.592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2.58872">
                <text:p>2.588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2.58368">
                <text:p>2.583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2.5659">
                <text:p>2.56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2.56723">
                <text:p>2.567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2.51603">
                <text:p>2.516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2.52874">
                <text:p>2.528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2.22386">
                <text:p>2.223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2.54902">
                <text:p>2.549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2.56277">
                <text:p>2.5627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3.46059">
                <text:p>3.460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3.46781">
                <text:p>3.467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3.46373">
                <text:p>3.463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3.52774">
                <text:p>3.527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3.48154">
                <text:p>3.481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3.31839">
                <text:p>3.318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3.42584">
                <text:p>3.425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3.49415">
                <text:p>3.494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3.38806">
                <text:p>3.388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3.45056">
                <text:p>3.450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3.50092">
                <text:p>3.500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">
                <text:p>810</text:p>
              </table:table-cell>
              <table:table-cell office:value-type="float" office:value="3.34966">
                <text:p>3.349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">
                <text:p>820</text:p>
              </table:table-cell>
              <table:table-cell office:value-type="float" office:value="2.80961">
                <text:p>2.809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">
                <text:p>830</text:p>
              </table:table-cell>
              <table:table-cell office:value-type="float" office:value="2.80009">
                <text:p>2.800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">
                <text:p>840</text:p>
              </table:table-cell>
              <table:table-cell office:value-type="float" office:value="3.41096">
                <text:p>3.410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">
                <text:p>850</text:p>
              </table:table-cell>
              <table:table-cell office:value-type="float" office:value="2.57922">
                <text:p>2.579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">
                <text:p>860</text:p>
              </table:table-cell>
              <table:table-cell office:value-type="float" office:value="2.57993">
                <text:p>2.579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">
                <text:p>870</text:p>
              </table:table-cell>
              <table:table-cell office:value-type="float" office:value="2.57061">
                <text:p>2.570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">
                <text:p>880</text:p>
              </table:table-cell>
              <table:table-cell office:value-type="float" office:value="2.53956">
                <text:p>2.539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">
                <text:p>890</text:p>
              </table:table-cell>
              <table:table-cell office:value-type="float" office:value="3.36781">
                <text:p>3.3678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">
                <text:p>900</text:p>
              </table:table-cell>
              <table:table-cell office:value-type="float" office:value="2.62622">
                <text:p>2.626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">
                <text:p>910</text:p>
              </table:table-cell>
              <table:table-cell office:value-type="float" office:value="3.41884">
                <text:p>3.418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">
                <text:p>920</text:p>
              </table:table-cell>
              <table:table-cell office:value-type="float" office:value="3.50202">
                <text:p>3.502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">
                <text:p>930</text:p>
              </table:table-cell>
              <table:table-cell office:value-type="float" office:value="3.42806">
                <text:p>3.4280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">
                <text:p>940</text:p>
              </table:table-cell>
              <table:table-cell office:value-type="float" office:value="3.41602">
                <text:p>3.416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">
                <text:p>950</text:p>
              </table:table-cell>
              <table:table-cell office:value-type="float" office:value="3.36965">
                <text:p>3.369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">
                <text:p>960</text:p>
              </table:table-cell>
              <table:table-cell office:value-type="float" office:value="3.33969">
                <text:p>3.3396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">
                <text:p>970</text:p>
              </table:table-cell>
              <table:table-cell office:value-type="float" office:value="3.36712">
                <text:p>3.367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">
                <text:p>980</text:p>
              </table:table-cell>
              <table:table-cell office:value-type="float" office:value="3.4011">
                <text:p>3.40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">
                <text:p>990</text:p>
              </table:table-cell>
              <table:table-cell office:value-type="float" office:value="3.41416">
                <text:p>3.414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3.38306">
                <text:p>3.383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00" chart:interval-major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" chart:maximum="4" chart:origin="0" chart:interval-major="0.2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324cm" svg:height="13.282cm" xlink:href=".." xlink:type="simple" chart:class="chart:scatter" chart:style-name="ch1">
        <chart:title svg:x="10.838cm" svg:y="0.401cm" chart:style-name="ch2">
          <text:p>График коэффициента при n=5</text:p>
        </chart:title>
        <chart:subtitle svg:x="12.147cm" svg:y="1.471cm" chart:style-name="ch3">
          <text:p>Количество потоков 4</text:p>
        </chart:subtitle>
        <chart:plot-area chart:style-name="ch4" table:cell-range-address="nk5_threads_4.A2:nk5_threads_4.A101 nk5_threads_4.D2:nk5_threads_4.D101" svg:x="1.577cm" svg:y="2.445cm" svg:width="26.181cm" svg:height="9.591cm">
          <chartooo:coordinate-region svg:x="2.304cm" svg:y="2.644cm" svg:width="25.082cm" svg:height="8.745cm"/>
          <chart:axis chart:dimension="x" chart:name="primary-x" chart:style-name="ch5">
            <chart:title svg:x="14.491cm" svg:y="12.301cm" chart:style-name="ch6">
              <text:p>N</text:p>
            </chart:title>
          </chart:axis>
          <chart:axis chart:dimension="y" chart:name="primary-y" chart:style-name="ch7">
            <chart:title svg:x="0.451cm" svg:y="8.369cm" chart:style-name="ch8">
              <text:p>Коэффициент</text:p>
            </chart:title>
            <chart:grid chart:style-name="ch9" chart:class="major"/>
          </chart:axis>
          <chart:series chart:style-name="ch10" chart:values-cell-range-address="nk5_threads_4.D2:nk5_threads_4.D101" chart:class="chart:scatter">
            <chart:domain table:cell-range-address="nk5_threads_4.A2:nk5_threads_4.A101"/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nk5_threads_4.A2:nk5_threads_4.A101</svg:desc>
                </draw:g>
              </table:table-cell>
              <table:table-cell office:value-type="float" office:value="1.59676">
                <text:p>1.59676</text:p>
                <draw:g>
                  <svg:desc>nk5_threads_4.D2:nk5_threads_4.D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.16924">
                <text:p>2.169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2.49114">
                <text:p>2.491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3.50581">
                <text:p>3.505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3.04406">
                <text:p>3.044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3.09035">
                <text:p>3.090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3.08024">
                <text:p>3.080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3.28251">
                <text:p>3.282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3.21147">
                <text:p>3.211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3.02464">
                <text:p>3.024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2.61396">
                <text:p>2.613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3.15489">
                <text:p>3.154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3.29489">
                <text:p>3.294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3.20217">
                <text:p>3.202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3.287">
                <text:p>3.2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3.45803">
                <text:p>3.458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2.48741">
                <text:p>2.487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2.4621">
                <text:p>2.46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2.46894">
                <text:p>2.468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2.46581">
                <text:p>2.465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2.46526">
                <text:p>2.465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2.5079">
                <text:p>2.50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2.50244">
                <text:p>2.502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2.46908">
                <text:p>2.469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2.55768">
                <text:p>2.557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2.58371">
                <text:p>2.583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2.5111">
                <text:p>2.51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2.39463">
                <text:p>2.394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2.55032">
                <text:p>2.550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2.53341">
                <text:p>2.533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2.67195">
                <text:p>2.671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2.66647">
                <text:p>2.666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2.6633">
                <text:p>2.66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2.58923">
                <text:p>2.589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2.72692">
                <text:p>2.726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3.11676">
                <text:p>3.116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3.52463">
                <text:p>3.524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3.53086">
                <text:p>3.530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3.26911">
                <text:p>3.269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2.57334">
                <text:p>2.573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2.57617">
                <text:p>2.576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2.58115">
                <text:p>2.581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2.54062">
                <text:p>2.540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2.55203">
                <text:p>2.552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2.62396">
                <text:p>2.623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2.51933">
                <text:p>2.519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2.49993">
                <text:p>2.499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2.49859">
                <text:p>2.498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2.55303">
                <text:p>2.553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2.54158">
                <text:p>2.541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2.50748">
                <text:p>2.507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2.54352">
                <text:p>2.543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2.53845">
                <text:p>2.538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2.53375">
                <text:p>2.533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2.45642">
                <text:p>2.456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2.55799">
                <text:p>2.557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2.54772">
                <text:p>2.547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2.56715">
                <text:p>2.567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2.55425">
                <text:p>2.554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2.60997">
                <text:p>2.609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2.54909">
                <text:p>2.549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2.58109">
                <text:p>2.581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2.55759">
                <text:p>2.557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2.57335">
                <text:p>2.573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2.5643">
                <text:p>2.564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2.55153">
                <text:p>2.551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2.51671">
                <text:p>2.516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2.51001">
                <text:p>2.510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3.2844">
                <text:p>3.28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3.2981">
                <text:p>3.298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3.27892">
                <text:p>3.278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3.25926">
                <text:p>3.259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3.37003">
                <text:p>3.370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3.49667">
                <text:p>3.496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3.39766">
                <text:p>3.3976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3.35591">
                <text:p>3.355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3.35717">
                <text:p>3.357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3.47054">
                <text:p>3.470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3.30069">
                <text:p>3.300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3.33055">
                <text:p>3.330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">
                <text:p>810</text:p>
              </table:table-cell>
              <table:table-cell office:value-type="float" office:value="3.39446">
                <text:p>3.394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">
                <text:p>820</text:p>
              </table:table-cell>
              <table:table-cell office:value-type="float" office:value="2.76729">
                <text:p>2.767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">
                <text:p>830</text:p>
              </table:table-cell>
              <table:table-cell office:value-type="float" office:value="3.35761">
                <text:p>3.357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">
                <text:p>840</text:p>
              </table:table-cell>
              <table:table-cell office:value-type="float" office:value="2.53217">
                <text:p>2.532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">
                <text:p>850</text:p>
              </table:table-cell>
              <table:table-cell office:value-type="float" office:value="2.53188">
                <text:p>2.5318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">
                <text:p>860</text:p>
              </table:table-cell>
              <table:table-cell office:value-type="float" office:value="2.53984">
                <text:p>2.539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">
                <text:p>870</text:p>
              </table:table-cell>
              <table:table-cell office:value-type="float" office:value="2.53234">
                <text:p>2.532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">
                <text:p>880</text:p>
              </table:table-cell>
              <table:table-cell office:value-type="float" office:value="2.53085">
                <text:p>2.5308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">
                <text:p>890</text:p>
              </table:table-cell>
              <table:table-cell office:value-type="float" office:value="2.65032">
                <text:p>2.650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">
                <text:p>900</text:p>
              </table:table-cell>
              <table:table-cell office:value-type="float" office:value="3.30432">
                <text:p>3.3043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">
                <text:p>910</text:p>
              </table:table-cell>
              <table:table-cell office:value-type="float" office:value="3.18587">
                <text:p>3.1858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">
                <text:p>920</text:p>
              </table:table-cell>
              <table:table-cell office:value-type="float" office:value="3.27762">
                <text:p>3.2776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">
                <text:p>930</text:p>
              </table:table-cell>
              <table:table-cell office:value-type="float" office:value="3.34803">
                <text:p>3.348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">
                <text:p>940</text:p>
              </table:table-cell>
              <table:table-cell office:value-type="float" office:value="3.34687">
                <text:p>3.3468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">
                <text:p>950</text:p>
              </table:table-cell>
              <table:table-cell office:value-type="float" office:value="3.32566">
                <text:p>3.325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">
                <text:p>960</text:p>
              </table:table-cell>
              <table:table-cell office:value-type="float" office:value="3.43585">
                <text:p>3.4358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">
                <text:p>970</text:p>
              </table:table-cell>
              <table:table-cell office:value-type="float" office:value="3.37831">
                <text:p>3.378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">
                <text:p>980</text:p>
              </table:table-cell>
              <table:table-cell office:value-type="float" office:value="3.33624">
                <text:p>3.336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">
                <text:p>990</text:p>
              </table:table-cell>
              <table:table-cell office:value-type="float" office:value="3.34812">
                <text:p>3.348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3.32098">
                <text:p>3.320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1000" chart:interval-major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1" chart:maximum="4" chart:origin="0" chart:interval-major="0.2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315cm" svg:height="13.256cm" xlink:href=".." xlink:type="simple" chart:class="chart:scatter" chart:style-name="ch1">
        <chart:title svg:x="7.248cm" svg:y="0.401cm" chart:style-name="ch2">
          <text:p>График для коэффициента при n=4 и n=5</text:p>
        </chart:title>
        <chart:subtitle svg:x="9.642cm" svg:y="1.471cm" chart:style-name="ch3">
          <text:p>Количество потоков 4</text:p>
        </chart:subtitle>
        <chart:legend chart:legend-position="end" svg:x="21.389cm" svg:y="6.08cm" style:legend-expansion="high" chart:style-name="ch4"/>
        <chart:plot-area chart:style-name="ch5" table:cell-range-address="nk5_threads_4.A2:nk5_threads_4.B101 nk5_threads_4.D2:nk5_threads_4.D101" chart:data-source-has-labels="row" svg:x="1.477cm" svg:y="2.445cm" svg:width="19.446cm" svg:height="9.565cm">
          <chartooo:coordinate-region svg:x="2.204cm" svg:y="2.644cm" svg:width="18.348cm" svg:height="8.719cm"/>
          <chart:axis chart:dimension="x" chart:name="primary-x" chart:style-name="ch6">
            <chart:title svg:x="11.024cm" svg:y="12.275cm" chart:style-name="ch7">
              <text:p>N</text:p>
            </chart:title>
            <chart:grid chart:style-name="ch8" chart:class="major"/>
          </chart:axis>
          <chart:axis chart:dimension="y" chart:name="primary-y" chart:style-name="ch9">
            <chart:title svg:x="0.451cm" svg:y="8.356cm" chart:style-name="ch10">
              <text:p>Коэффициент</text:p>
            </chart:title>
            <chart:grid chart:style-name="ch8" chart:class="major"/>
          </chart:axis>
          <chart:series chart:style-name="ch11" chart:values-cell-range-address="nk5_threads_4.D2:nk5_threads_4.D101" loext:label-string="five" chart:class="chart:scatter">
            <chart:domain table:cell-range-address="nk5_threads_4.A2:nk5_threads_4.A101"/>
            <chart:data-point chart:repeated="100"/>
          </chart:series>
          <chart:series chart:style-name="ch12" chart:values-cell-range-address="nk5_threads_4.B2:nk5_threads_4.B101" loext:label-string="four" chart:class="chart:scatter"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ive</text:p>
              </table:table-cell>
              <table:table-cell office:value-type="string">
                <text:p>fou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nk5_threads_4.A2:nk5_threads_4.A101</svg:desc>
                </draw:g>
              </table:table-cell>
              <table:table-cell office:value-type="float" office:value="1.59676">
                <text:p>1.59676</text:p>
                <draw:g>
                  <svg:desc>nk5_threads_4.D2:nk5_threads_4.D101</svg:desc>
                </draw:g>
              </table:table-cell>
              <table:table-cell office:value-type="float" office:value="1.24786">
                <text:p>1.24786</text:p>
                <draw:g>
                  <svg:desc>nk5_threads_4.B2:nk5_threads_4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.16924">
                <text:p>2.16924</text:p>
              </table:table-cell>
              <table:table-cell office:value-type="float" office:value="2.381">
                <text:p>2.3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2.49114">
                <text:p>2.49114</text:p>
              </table:table-cell>
              <table:table-cell office:value-type="float" office:value="2.28234">
                <text:p>2.282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3.50581">
                <text:p>3.50581</text:p>
              </table:table-cell>
              <table:table-cell office:value-type="float" office:value="2.71727">
                <text:p>2.717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3.04406">
                <text:p>3.04406</text:p>
              </table:table-cell>
              <table:table-cell office:value-type="float" office:value="2.89683">
                <text:p>2.896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3.09035">
                <text:p>3.09035</text:p>
              </table:table-cell>
              <table:table-cell office:value-type="float" office:value="3.07056">
                <text:p>3.070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3.08024">
                <text:p>3.08024</text:p>
              </table:table-cell>
              <table:table-cell office:value-type="float" office:value="3.52825">
                <text:p>3.528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3.28251">
                <text:p>3.28251</text:p>
              </table:table-cell>
              <table:table-cell office:value-type="float" office:value="3.15864">
                <text:p>3.158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3.21147">
                <text:p>3.21147</text:p>
              </table:table-cell>
              <table:table-cell office:value-type="float" office:value="2.91344">
                <text:p>2.913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3.02464">
                <text:p>3.02464</text:p>
              </table:table-cell>
              <table:table-cell office:value-type="float" office:value="3.11179">
                <text:p>3.111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2.61396">
                <text:p>2.61396</text:p>
              </table:table-cell>
              <table:table-cell office:value-type="float" office:value="2.97725">
                <text:p>2.977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3.15489">
                <text:p>3.15489</text:p>
              </table:table-cell>
              <table:table-cell office:value-type="float" office:value="2.4536">
                <text:p>2.45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3.29489">
                <text:p>3.29489</text:p>
              </table:table-cell>
              <table:table-cell office:value-type="float" office:value="2.83676">
                <text:p>2.836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3.20217">
                <text:p>3.20217</text:p>
              </table:table-cell>
              <table:table-cell office:value-type="float" office:value="3.18584">
                <text:p>3.185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3.287">
                <text:p>3.287</text:p>
              </table:table-cell>
              <table:table-cell office:value-type="float" office:value="3.57987">
                <text:p>3.579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3.45803">
                <text:p>3.45803</text:p>
              </table:table-cell>
              <table:table-cell office:value-type="float" office:value="3.27568">
                <text:p>3.275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2.48741">
                <text:p>2.48741</text:p>
              </table:table-cell>
              <table:table-cell office:value-type="float" office:value="3.30387">
                <text:p>3.303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2.4621">
                <text:p>2.4621</text:p>
              </table:table-cell>
              <table:table-cell office:value-type="float" office:value="2.48144">
                <text:p>2.481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2.46894">
                <text:p>2.46894</text:p>
              </table:table-cell>
              <table:table-cell office:value-type="float" office:value="2.63517">
                <text:p>2.635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2.46581">
                <text:p>2.46581</text:p>
              </table:table-cell>
              <table:table-cell office:value-type="float" office:value="2.62635">
                <text:p>2.626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2.46526">
                <text:p>2.46526</text:p>
              </table:table-cell>
              <table:table-cell office:value-type="float" office:value="2.60303">
                <text:p>2.603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2.5079">
                <text:p>2.5079</text:p>
              </table:table-cell>
              <table:table-cell office:value-type="float" office:value="2.5983">
                <text:p>2.59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2.50244">
                <text:p>2.50244</text:p>
              </table:table-cell>
              <table:table-cell office:value-type="float" office:value="2.5278">
                <text:p>2.52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2.46908">
                <text:p>2.46908</text:p>
              </table:table-cell>
              <table:table-cell office:value-type="float" office:value="2.59157">
                <text:p>2.591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2.55768">
                <text:p>2.55768</text:p>
              </table:table-cell>
              <table:table-cell office:value-type="float" office:value="2.50679">
                <text:p>2.506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2.58371">
                <text:p>2.58371</text:p>
              </table:table-cell>
              <table:table-cell office:value-type="float" office:value="2.50292">
                <text:p>2.502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2.5111">
                <text:p>2.5111</text:p>
              </table:table-cell>
              <table:table-cell office:value-type="float" office:value="2.50158">
                <text:p>2.501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2.39463">
                <text:p>2.39463</text:p>
              </table:table-cell>
              <table:table-cell office:value-type="float" office:value="2.56958">
                <text:p>2.569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2.55032">
                <text:p>2.55032</text:p>
              </table:table-cell>
              <table:table-cell office:value-type="float" office:value="2.5335">
                <text:p>2.53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2.53341">
                <text:p>2.53341</text:p>
              </table:table-cell>
              <table:table-cell office:value-type="float" office:value="2.40505">
                <text:p>2.405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2.67195">
                <text:p>2.67195</text:p>
              </table:table-cell>
              <table:table-cell office:value-type="float" office:value="2.60264">
                <text:p>2.602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2.66647">
                <text:p>2.66647</text:p>
              </table:table-cell>
              <table:table-cell office:value-type="float" office:value="2.60065">
                <text:p>2.600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2.6633">
                <text:p>2.6633</text:p>
              </table:table-cell>
              <table:table-cell office:value-type="float" office:value="2.7217">
                <text:p>2.72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2.58923">
                <text:p>2.58923</text:p>
              </table:table-cell>
              <table:table-cell office:value-type="float" office:value="2.57627">
                <text:p>2.576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2.72692">
                <text:p>2.72692</text:p>
              </table:table-cell>
              <table:table-cell office:value-type="float" office:value="2.6796">
                <text:p>2.67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3.11676">
                <text:p>3.11676</text:p>
              </table:table-cell>
              <table:table-cell office:value-type="float" office:value="3.44287">
                <text:p>3.442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3.52463">
                <text:p>3.52463</text:p>
              </table:table-cell>
              <table:table-cell office:value-type="float" office:value="3.4763">
                <text:p>3.47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3.53086">
                <text:p>3.53086</text:p>
              </table:table-cell>
              <table:table-cell office:value-type="float" office:value="3.5163">
                <text:p>3.51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3.26911">
                <text:p>3.26911</text:p>
              </table:table-cell>
              <table:table-cell office:value-type="float" office:value="2.94788">
                <text:p>2.947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2.57334">
                <text:p>2.57334</text:p>
              </table:table-cell>
              <table:table-cell office:value-type="float" office:value="3.37492">
                <text:p>3.374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2.57617">
                <text:p>2.57617</text:p>
              </table:table-cell>
              <table:table-cell office:value-type="float" office:value="2.60212">
                <text:p>2.602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2.58115">
                <text:p>2.58115</text:p>
              </table:table-cell>
              <table:table-cell office:value-type="float" office:value="2.59477">
                <text:p>2.594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2.54062">
                <text:p>2.54062</text:p>
              </table:table-cell>
              <table:table-cell office:value-type="float" office:value="2.604">
                <text:p>2.6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2.55203">
                <text:p>2.55203</text:p>
              </table:table-cell>
              <table:table-cell office:value-type="float" office:value="2.57278">
                <text:p>2.572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2.62396">
                <text:p>2.62396</text:p>
              </table:table-cell>
              <table:table-cell office:value-type="float" office:value="2.60261">
                <text:p>2.602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2.51933">
                <text:p>2.51933</text:p>
              </table:table-cell>
              <table:table-cell office:value-type="float" office:value="2.57057">
                <text:p>2.570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2.49993">
                <text:p>2.49993</text:p>
              </table:table-cell>
              <table:table-cell office:value-type="float" office:value="2.51296">
                <text:p>2.512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2.49859">
                <text:p>2.49859</text:p>
              </table:table-cell>
              <table:table-cell office:value-type="float" office:value="2.46822">
                <text:p>2.468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2.55303">
                <text:p>2.55303</text:p>
              </table:table-cell>
              <table:table-cell office:value-type="float" office:value="2.57961">
                <text:p>2.579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2.54158">
                <text:p>2.54158</text:p>
              </table:table-cell>
              <table:table-cell office:value-type="float" office:value="2.59749">
                <text:p>2.597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2.50748">
                <text:p>2.50748</text:p>
              </table:table-cell>
              <table:table-cell office:value-type="float" office:value="2.54662">
                <text:p>2.546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2.54352">
                <text:p>2.54352</text:p>
              </table:table-cell>
              <table:table-cell office:value-type="float" office:value="2.52355">
                <text:p>2.523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2.53845">
                <text:p>2.53845</text:p>
              </table:table-cell>
              <table:table-cell office:value-type="float" office:value="2.55811">
                <text:p>2.558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2.53375">
                <text:p>2.53375</text:p>
              </table:table-cell>
              <table:table-cell office:value-type="float" office:value="2.45476">
                <text:p>2.454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2.45642">
                <text:p>2.45642</text:p>
              </table:table-cell>
              <table:table-cell office:value-type="float" office:value="2.59032">
                <text:p>2.590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2.55799">
                <text:p>2.55799</text:p>
              </table:table-cell>
              <table:table-cell office:value-type="float" office:value="2.41948">
                <text:p>2.419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2.54772">
                <text:p>2.54772</text:p>
              </table:table-cell>
              <table:table-cell office:value-type="float" office:value="2.61176">
                <text:p>2.611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2.56715">
                <text:p>2.56715</text:p>
              </table:table-cell>
              <table:table-cell office:value-type="float" office:value="2.57641">
                <text:p>2.576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2.55425">
                <text:p>2.55425</text:p>
              </table:table-cell>
              <table:table-cell office:value-type="float" office:value="2.53881">
                <text:p>2.538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2.60997">
                <text:p>2.60997</text:p>
              </table:table-cell>
              <table:table-cell office:value-type="float" office:value="2.59202">
                <text:p>2.592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2.54909">
                <text:p>2.54909</text:p>
              </table:table-cell>
              <table:table-cell office:value-type="float" office:value="2.58872">
                <text:p>2.588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2.58109">
                <text:p>2.58109</text:p>
              </table:table-cell>
              <table:table-cell office:value-type="float" office:value="2.58368">
                <text:p>2.583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2.55759">
                <text:p>2.55759</text:p>
              </table:table-cell>
              <table:table-cell office:value-type="float" office:value="2.5659">
                <text:p>2.56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2.57335">
                <text:p>2.57335</text:p>
              </table:table-cell>
              <table:table-cell office:value-type="float" office:value="2.56723">
                <text:p>2.567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2.5643">
                <text:p>2.5643</text:p>
              </table:table-cell>
              <table:table-cell office:value-type="float" office:value="2.51603">
                <text:p>2.516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2.55153">
                <text:p>2.55153</text:p>
              </table:table-cell>
              <table:table-cell office:value-type="float" office:value="2.52874">
                <text:p>2.528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2.51671">
                <text:p>2.51671</text:p>
              </table:table-cell>
              <table:table-cell office:value-type="float" office:value="2.22386">
                <text:p>2.223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2.51001">
                <text:p>2.51001</text:p>
              </table:table-cell>
              <table:table-cell office:value-type="float" office:value="2.54902">
                <text:p>2.549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3.2844">
                <text:p>3.2844</text:p>
              </table:table-cell>
              <table:table-cell office:value-type="float" office:value="2.56277">
                <text:p>2.5627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3.2981">
                <text:p>3.2981</text:p>
              </table:table-cell>
              <table:table-cell office:value-type="float" office:value="3.46059">
                <text:p>3.460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3.27892">
                <text:p>3.27892</text:p>
              </table:table-cell>
              <table:table-cell office:value-type="float" office:value="3.46781">
                <text:p>3.467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3.25926">
                <text:p>3.25926</text:p>
              </table:table-cell>
              <table:table-cell office:value-type="float" office:value="3.46373">
                <text:p>3.463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3.37003">
                <text:p>3.37003</text:p>
              </table:table-cell>
              <table:table-cell office:value-type="float" office:value="3.52774">
                <text:p>3.527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3.49667">
                <text:p>3.49667</text:p>
              </table:table-cell>
              <table:table-cell office:value-type="float" office:value="3.48154">
                <text:p>3.481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3.39766">
                <text:p>3.39766</text:p>
              </table:table-cell>
              <table:table-cell office:value-type="float" office:value="3.31839">
                <text:p>3.318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3.35591">
                <text:p>3.35591</text:p>
              </table:table-cell>
              <table:table-cell office:value-type="float" office:value="3.42584">
                <text:p>3.425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3.35717">
                <text:p>3.35717</text:p>
              </table:table-cell>
              <table:table-cell office:value-type="float" office:value="3.49415">
                <text:p>3.494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3.47054">
                <text:p>3.47054</text:p>
              </table:table-cell>
              <table:table-cell office:value-type="float" office:value="3.38806">
                <text:p>3.388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3.30069">
                <text:p>3.30069</text:p>
              </table:table-cell>
              <table:table-cell office:value-type="float" office:value="3.45056">
                <text:p>3.450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3.33055">
                <text:p>3.33055</text:p>
              </table:table-cell>
              <table:table-cell office:value-type="float" office:value="3.50092">
                <text:p>3.500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">
                <text:p>810</text:p>
              </table:table-cell>
              <table:table-cell office:value-type="float" office:value="3.39446">
                <text:p>3.39446</text:p>
              </table:table-cell>
              <table:table-cell office:value-type="float" office:value="3.34966">
                <text:p>3.349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">
                <text:p>820</text:p>
              </table:table-cell>
              <table:table-cell office:value-type="float" office:value="2.76729">
                <text:p>2.76729</text:p>
              </table:table-cell>
              <table:table-cell office:value-type="float" office:value="2.80961">
                <text:p>2.809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">
                <text:p>830</text:p>
              </table:table-cell>
              <table:table-cell office:value-type="float" office:value="3.35761">
                <text:p>3.35761</text:p>
              </table:table-cell>
              <table:table-cell office:value-type="float" office:value="2.80009">
                <text:p>2.800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">
                <text:p>840</text:p>
              </table:table-cell>
              <table:table-cell office:value-type="float" office:value="2.53217">
                <text:p>2.53217</text:p>
              </table:table-cell>
              <table:table-cell office:value-type="float" office:value="3.41096">
                <text:p>3.410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">
                <text:p>850</text:p>
              </table:table-cell>
              <table:table-cell office:value-type="float" office:value="2.53188">
                <text:p>2.53188</text:p>
              </table:table-cell>
              <table:table-cell office:value-type="float" office:value="2.57922">
                <text:p>2.579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">
                <text:p>860</text:p>
              </table:table-cell>
              <table:table-cell office:value-type="float" office:value="2.53984">
                <text:p>2.53984</text:p>
              </table:table-cell>
              <table:table-cell office:value-type="float" office:value="2.57993">
                <text:p>2.579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">
                <text:p>870</text:p>
              </table:table-cell>
              <table:table-cell office:value-type="float" office:value="2.53234">
                <text:p>2.53234</text:p>
              </table:table-cell>
              <table:table-cell office:value-type="float" office:value="2.57061">
                <text:p>2.570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">
                <text:p>880</text:p>
              </table:table-cell>
              <table:table-cell office:value-type="float" office:value="2.53085">
                <text:p>2.53085</text:p>
              </table:table-cell>
              <table:table-cell office:value-type="float" office:value="2.53956">
                <text:p>2.539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">
                <text:p>890</text:p>
              </table:table-cell>
              <table:table-cell office:value-type="float" office:value="2.65032">
                <text:p>2.65032</text:p>
              </table:table-cell>
              <table:table-cell office:value-type="float" office:value="3.36781">
                <text:p>3.3678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">
                <text:p>900</text:p>
              </table:table-cell>
              <table:table-cell office:value-type="float" office:value="3.30432">
                <text:p>3.30432</text:p>
              </table:table-cell>
              <table:table-cell office:value-type="float" office:value="2.62622">
                <text:p>2.626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">
                <text:p>910</text:p>
              </table:table-cell>
              <table:table-cell office:value-type="float" office:value="3.18587">
                <text:p>3.18587</text:p>
              </table:table-cell>
              <table:table-cell office:value-type="float" office:value="3.41884">
                <text:p>3.418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">
                <text:p>920</text:p>
              </table:table-cell>
              <table:table-cell office:value-type="float" office:value="3.27762">
                <text:p>3.27762</text:p>
              </table:table-cell>
              <table:table-cell office:value-type="float" office:value="3.50202">
                <text:p>3.502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">
                <text:p>930</text:p>
              </table:table-cell>
              <table:table-cell office:value-type="float" office:value="3.34803">
                <text:p>3.34803</text:p>
              </table:table-cell>
              <table:table-cell office:value-type="float" office:value="3.42806">
                <text:p>3.4280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">
                <text:p>940</text:p>
              </table:table-cell>
              <table:table-cell office:value-type="float" office:value="3.34687">
                <text:p>3.34687</text:p>
              </table:table-cell>
              <table:table-cell office:value-type="float" office:value="3.41602">
                <text:p>3.416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">
                <text:p>950</text:p>
              </table:table-cell>
              <table:table-cell office:value-type="float" office:value="3.32566">
                <text:p>3.32566</text:p>
              </table:table-cell>
              <table:table-cell office:value-type="float" office:value="3.36965">
                <text:p>3.369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">
                <text:p>960</text:p>
              </table:table-cell>
              <table:table-cell office:value-type="float" office:value="3.43585">
                <text:p>3.43585</text:p>
              </table:table-cell>
              <table:table-cell office:value-type="float" office:value="3.33969">
                <text:p>3.3396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">
                <text:p>970</text:p>
              </table:table-cell>
              <table:table-cell office:value-type="float" office:value="3.37831">
                <text:p>3.37831</text:p>
              </table:table-cell>
              <table:table-cell office:value-type="float" office:value="3.36712">
                <text:p>3.367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">
                <text:p>980</text:p>
              </table:table-cell>
              <table:table-cell office:value-type="float" office:value="3.33624">
                <text:p>3.33624</text:p>
              </table:table-cell>
              <table:table-cell office:value-type="float" office:value="3.4011">
                <text:p>3.40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">
                <text:p>990</text:p>
              </table:table-cell>
              <table:table-cell office:value-type="float" office:value="3.34812">
                <text:p>3.34812</text:p>
              </table:table-cell>
              <table:table-cell office:value-type="float" office:value="3.41416">
                <text:p>3.414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3.32098">
                <text:p>3.32098</text:p>
              </table:table-cell>
              <table:table-cell office:value-type="float" office:value="3.38306">
                <text:p>3.3830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000" chart:interval-major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" chart:maximum="4" chart:origin="0" chart:interval-major="0.2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737cm" svg:height="10.121cm" xlink:href=".." xlink:type="simple" chart:class="chart:scatter" chart:style-name="ch1">
        <chart:title svg:x="8.044cm" svg:y="0.338cm" chart:style-name="ch2">
          <text:p>График коэффициента при n=4</text:p>
        </chart:title>
        <chart:subtitle svg:x="9.353cm" svg:y="1.345cm" chart:style-name="ch3">
          <text:p>Количество потоков 4</text:p>
        </chart:subtitle>
        <chart:plot-area chart:style-name="ch4" table:cell-range-address="nk5_threads_4.A2:nk5_threads_4.B101" svg:x="1.465cm" svg:y="2.256cm" svg:width="20.818cm" svg:height="6.682cm">
          <chartooo:coordinate-region svg:x="2.192cm" svg:y="2.256cm" svg:width="19.578cm" svg:height="6.035cm"/>
          <chart:axis chart:dimension="x" chart:name="primary-x" chart:style-name="ch5">
            <chart:title svg:x="11.698cm" svg:y="9.14cm" chart:style-name="ch6">
              <text:p>N</text:p>
            </chart:title>
          </chart:axis>
          <chart:axis chart:dimension="y" chart:name="primary-y" chart:style-name="ch7">
            <chart:title svg:x="0.451cm" svg:y="6.726cm" chart:style-name="ch8">
              <text:p>Коэффициент</text:p>
            </chart:title>
            <chart:grid chart:style-name="ch9" chart:class="major"/>
          </chart:axis>
          <chart:series chart:style-name="ch10" chart:values-cell-range-address="nk5_threads_4.B2:nk5_threads_4.B101" chart:class="chart:scatter">
            <chart:domain table:cell-range-address="nk5_threads_4.A2:nk5_threads_4.A101"/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nk5_threads_4.A2:nk5_threads_4.A101</svg:desc>
                </draw:g>
              </table:table-cell>
              <table:table-cell office:value-type="float" office:value="1.24786">
                <text:p>1.24786</text:p>
                <draw:g>
                  <svg:desc>nk5_threads_4.B2:nk5_threads_4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.381">
                <text:p>2.3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2.28234">
                <text:p>2.282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2.71727">
                <text:p>2.717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.89683">
                <text:p>2.896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3.07056">
                <text:p>3.070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3.52825">
                <text:p>3.528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3.15864">
                <text:p>3.158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2.91344">
                <text:p>2.913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3.11179">
                <text:p>3.111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2.97725">
                <text:p>2.977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2.4536">
                <text:p>2.45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2.83676">
                <text:p>2.836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3.18584">
                <text:p>3.185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3.57987">
                <text:p>3.579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3.27568">
                <text:p>3.275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3.30387">
                <text:p>3.303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2.48144">
                <text:p>2.481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2.63517">
                <text:p>2.635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2.62635">
                <text:p>2.626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2.60303">
                <text:p>2.603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2.5983">
                <text:p>2.59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2.5278">
                <text:p>2.52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2.59157">
                <text:p>2.591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2.50679">
                <text:p>2.506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2.50292">
                <text:p>2.502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2.50158">
                <text:p>2.501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2.56958">
                <text:p>2.569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2.5335">
                <text:p>2.53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2.40505">
                <text:p>2.405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2.60264">
                <text:p>2.602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2.60065">
                <text:p>2.600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2.7217">
                <text:p>2.72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2.57627">
                <text:p>2.576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2.6796">
                <text:p>2.67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3.44287">
                <text:p>3.442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3.4763">
                <text:p>3.47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3.5163">
                <text:p>3.51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2.94788">
                <text:p>2.947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3.37492">
                <text:p>3.374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2.60212">
                <text:p>2.602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2.59477">
                <text:p>2.594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2.604">
                <text:p>2.6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2.57278">
                <text:p>2.572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2.60261">
                <text:p>2.602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2.57057">
                <text:p>2.570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2.51296">
                <text:p>2.512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2.46822">
                <text:p>2.468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2.57961">
                <text:p>2.579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2.59749">
                <text:p>2.597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2.54662">
                <text:p>2.546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2.52355">
                <text:p>2.523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2.55811">
                <text:p>2.558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2.45476">
                <text:p>2.454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2.59032">
                <text:p>2.590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2.41948">
                <text:p>2.419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2.61176">
                <text:p>2.611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2.57641">
                <text:p>2.576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2.53881">
                <text:p>2.538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2.59202">
                <text:p>2.592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2.58872">
                <text:p>2.588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2.58368">
                <text:p>2.583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2.5659">
                <text:p>2.56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2.56723">
                <text:p>2.567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2.51603">
                <text:p>2.516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2.52874">
                <text:p>2.528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2.22386">
                <text:p>2.223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2.54902">
                <text:p>2.549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2.56277">
                <text:p>2.5627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3.46059">
                <text:p>3.460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3.46781">
                <text:p>3.467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3.46373">
                <text:p>3.463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3.52774">
                <text:p>3.527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3.48154">
                <text:p>3.481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3.31839">
                <text:p>3.318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3.42584">
                <text:p>3.425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3.49415">
                <text:p>3.494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3.38806">
                <text:p>3.388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3.45056">
                <text:p>3.450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3.50092">
                <text:p>3.500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">
                <text:p>810</text:p>
              </table:table-cell>
              <table:table-cell office:value-type="float" office:value="3.34966">
                <text:p>3.349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">
                <text:p>820</text:p>
              </table:table-cell>
              <table:table-cell office:value-type="float" office:value="2.80961">
                <text:p>2.809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">
                <text:p>830</text:p>
              </table:table-cell>
              <table:table-cell office:value-type="float" office:value="2.80009">
                <text:p>2.800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">
                <text:p>840</text:p>
              </table:table-cell>
              <table:table-cell office:value-type="float" office:value="3.41096">
                <text:p>3.410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">
                <text:p>850</text:p>
              </table:table-cell>
              <table:table-cell office:value-type="float" office:value="2.57922">
                <text:p>2.579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">
                <text:p>860</text:p>
              </table:table-cell>
              <table:table-cell office:value-type="float" office:value="2.57993">
                <text:p>2.579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">
                <text:p>870</text:p>
              </table:table-cell>
              <table:table-cell office:value-type="float" office:value="2.57061">
                <text:p>2.570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">
                <text:p>880</text:p>
              </table:table-cell>
              <table:table-cell office:value-type="float" office:value="2.53956">
                <text:p>2.539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">
                <text:p>890</text:p>
              </table:table-cell>
              <table:table-cell office:value-type="float" office:value="3.36781">
                <text:p>3.3678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">
                <text:p>900</text:p>
              </table:table-cell>
              <table:table-cell office:value-type="float" office:value="2.62622">
                <text:p>2.626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">
                <text:p>910</text:p>
              </table:table-cell>
              <table:table-cell office:value-type="float" office:value="3.41884">
                <text:p>3.418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">
                <text:p>920</text:p>
              </table:table-cell>
              <table:table-cell office:value-type="float" office:value="3.50202">
                <text:p>3.502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">
                <text:p>930</text:p>
              </table:table-cell>
              <table:table-cell office:value-type="float" office:value="3.42806">
                <text:p>3.4280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">
                <text:p>940</text:p>
              </table:table-cell>
              <table:table-cell office:value-type="float" office:value="3.41602">
                <text:p>3.416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">
                <text:p>950</text:p>
              </table:table-cell>
              <table:table-cell office:value-type="float" office:value="3.36965">
                <text:p>3.369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">
                <text:p>960</text:p>
              </table:table-cell>
              <table:table-cell office:value-type="float" office:value="3.33969">
                <text:p>3.3396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">
                <text:p>970</text:p>
              </table:table-cell>
              <table:table-cell office:value-type="float" office:value="3.36712">
                <text:p>3.367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">
                <text:p>980</text:p>
              </table:table-cell>
              <table:table-cell office:value-type="float" office:value="3.4011">
                <text:p>3.40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">
                <text:p>990</text:p>
              </table:table-cell>
              <table:table-cell office:value-type="float" office:value="3.41416">
                <text:p>3.414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3.38306">
                <text:p>3.3830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